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1"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2" style:family="paragraph" style:parent-style-name="Text_20_body">
      <style:paragraph-properties fo:text-align="start" style:justify-single-word="false"/>
      <style:text-properties style:font-name="Open Sans" officeooo:paragraph-rsid="002a8d2f"/>
    </style:style>
    <style:style style:name="P3"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4" style:family="paragraph" style:parent-style-name="Standard">
      <style:text-properties style:font-name="Open Sans" officeooo:paragraph-rsid="003c061b"/>
    </style:style>
    <style:style style:name="P5" style:family="paragraph" style:parent-style-name="Standard">
      <style:text-properties style:font-name="Open Sans" officeooo:paragraph-rsid="003dd48c"/>
    </style:style>
    <style:style style:name="P6" style:family="paragraph" style:parent-style-name="Standard">
      <style:paragraph-properties fo:margin-top="0in" fo:margin-bottom="0in" loext:contextual-spacing="false" fo:line-height="100%" fo:text-align="start" style:justify-single-word="false"/>
      <style:text-properties style:font-name="Droid Sans Mono" officeooo:rsid="003ee308" officeooo:paragraph-rsid="0043b20a"/>
    </style:style>
    <style:style style:name="P7" style:family="paragraph" style:parent-style-name="Standard">
      <style:paragraph-properties fo:margin-top="0in" fo:margin-bottom="0in" loext:contextual-spacing="false" fo:line-height="100%" fo:text-align="start" style:justify-single-word="false"/>
      <style:text-properties style:font-name="Droid Sans Mono" officeooo:rsid="004244aa" officeooo:paragraph-rsid="004244aa"/>
    </style:style>
    <style:style style:name="P8" style:family="paragraph" style:parent-style-name="Standard">
      <style:paragraph-properties fo:margin-top="0in" fo:margin-bottom="0in" loext:contextual-spacing="false" fo:line-height="100%"/>
      <style:text-properties style:font-name="Droid Sans Mono" officeooo:rsid="003938f6" officeooo:paragraph-rsid="0043b20a"/>
    </style:style>
    <style:style style:name="P9" style:family="paragraph" style:parent-style-name="Standard">
      <style:paragraph-properties fo:margin-top="0in" fo:margin-bottom="0in" loext:contextual-spacing="false" fo:line-height="100%" fo:text-align="start" style:justify-single-word="false"/>
      <style:text-properties style:font-name="Droid Sans Mono" officeooo:rsid="0043b20a" officeooo:paragraph-rsid="0043b20a"/>
    </style:style>
    <style:style style:name="P10" style:family="paragraph" style:parent-style-name="Text_20_body" style:list-style-name="L1">
      <style:paragraph-properties fo:text-align="start" style:justify-single-word="false"/>
      <style:text-properties officeooo:rsid="00358a91" officeooo:paragraph-rsid="0037e2d5"/>
    </style:style>
    <style:style style:name="P11" style:family="paragraph" style:parent-style-name="Text_20_body" style:list-style-name="L1">
      <style:paragraph-properties fo:text-align="start" style:justify-single-word="false"/>
      <style:text-properties officeooo:rsid="0037e2d5" officeooo:paragraph-rsid="0037e2d5"/>
    </style:style>
    <style:style style:name="P12" style:family="paragraph" style:parent-style-name="Text_20_body">
      <style:paragraph-properties fo:text-align="start" style:justify-single-word="false"/>
      <style:text-properties officeooo:paragraph-rsid="0043b20a"/>
    </style:style>
    <style:style style:name="P13" style:family="paragraph" style:parent-style-name="Title" style:master-page-name="Standard">
      <style:paragraph-properties fo:text-align="start" style:justify-single-word="false" style:page-number="auto"/>
      <style:text-properties style:font-name="Open Sans" fo:font-weight="bold" officeooo:rsid="003dd48c" officeooo:paragraph-rsid="003dd48c" style:font-weight-asian="bold" style:font-weight-complex="bold"/>
    </style:style>
    <style:style style:name="P14" style:family="paragraph" style:parent-style-name="Heading_20_1">
      <style:paragraph-properties fo:text-align="start" style:justify-single-word="false"/>
      <style:text-properties style:font-name="Open Sans" officeooo:paragraph-rsid="0019cd0a"/>
    </style:style>
    <style:style style:name="P15" style:family="paragraph" style:parent-style-name="Heading_20_1" style:master-page-name="">
      <style:paragraph-properties fo:text-align="start" style:justify-single-word="false" style:page-number="auto"/>
      <style:text-properties style:font-name="Open Sans" officeooo:paragraph-rsid="0019cd0a"/>
    </style:style>
    <style:style style:name="P16" style:family="paragraph" style:parent-style-name="Heading_20_2">
      <style:paragraph-properties fo:text-align="start" style:justify-single-word="false"/>
      <style:text-properties style:font-name="Open Sans" officeooo:rsid="004244aa" officeooo:paragraph-rsid="004244aa"/>
    </style:style>
    <style:style style:name="T1" style:family="text">
      <style:text-properties style:font-name="Open Sans"/>
    </style:style>
    <style:style style:name="T2" style:family="text">
      <style:text-properties style:font-name="Open Sans" fo:font-weight="bold" style:font-weight-asian="bold" style:font-weight-complex="bold"/>
    </style:style>
    <style:style style:name="T3" style:family="text">
      <style:text-properties style:font-name="Open Sans" fo:font-weight="bold" officeooo:rsid="0037e2d5" style:font-weight-asian="bold" style:font-weight-complex="bold"/>
    </style:style>
    <style:style style:name="T4" style:family="text">
      <style:text-properties style:font-name="Open Sans" fo:font-weight="bold" officeooo:rsid="003dd48c" style:font-weight-asian="bold" style:font-weight-complex="bold"/>
    </style:style>
    <style:style style:name="T5" style:family="text">
      <style:text-properties style:font-name="Open Sans" officeooo:rsid="0037e2d5"/>
    </style:style>
    <style:style style:name="T6" style:family="text">
      <style:text-properties style:font-name="Open Sans" fo:font-weight="normal" style:font-weight-asian="normal" style:font-weight-complex="normal"/>
    </style:style>
    <style:style style:name="T7" style:family="text">
      <style:text-properties style:font-name="Open Sans" fo:font-weight="normal" officeooo:rsid="0037e2d5" style:font-weight-asian="normal" style:font-weight-complex="normal"/>
    </style:style>
    <style:style style:name="T8" style:family="text">
      <style:text-properties style:font-name="Open Sans" fo:font-weight="normal" officeooo:rsid="003dd48c" style:font-weight-asian="normal" style:font-weight-complex="normal"/>
    </style:style>
    <style:style style:name="T9" style:family="text">
      <style:text-properties style:font-name="Open Sans" fo:font-weight="normal" officeooo:rsid="003ee308" style:font-weight-asian="normal" style:font-weight-complex="normal"/>
    </style:style>
    <style:style style:name="T10" style:family="text">
      <style:text-properties style:font-name="Open Sans" fo:font-weight="normal" officeooo:rsid="004244aa" style:font-weight-asian="normal" style:font-weight-complex="normal"/>
    </style:style>
    <style:style style:name="T11" style:family="text">
      <style:text-properties style:font-name="Open Sans" fo:font-weight="normal" officeooo:rsid="0042f1fd" style:font-weight-asian="normal" style:font-weight-complex="normal"/>
    </style:style>
    <style:style style:name="T12" style:family="text">
      <style:text-properties style:font-name="Open Sans" officeooo:rsid="004244aa"/>
    </style:style>
    <style:style style:name="T13" style:family="text">
      <style:text-properties style:font-name="Open Sans" officeooo:rsid="0043b20a"/>
    </style:style>
    <style:style style:name="T14" style:family="text">
      <style:text-properties officeooo:rsid="002a8d2f"/>
    </style:style>
    <style:style style:name="T15" style:family="text">
      <style:text-properties fo:font-weight="bold" officeooo:rsid="003c061b" style:font-weight-asian="bold" style:font-weight-complex="bold"/>
    </style:style>
    <style:style style:name="T16" style:family="text">
      <style:text-properties fo:font-weight="bold" officeooo:rsid="002a8d2f" style:font-weight-asian="bold" style:font-weight-complex="bold"/>
    </style:style>
    <style:style style:name="T17" style:family="text">
      <style:text-properties style:font-name="Open Sans1" fo:font-weight="normal" officeooo:rsid="0037e2d5" style:font-name-asian="Open Sans1" style:font-weight-asian="normal" style:font-name-complex="Open Sans1" style:font-weight-complex="normal"/>
    </style:style>
    <style:style style:name="T18" style:family="text">
      <style:text-properties style:font-name="Open Sans1" fo:font-weight="normal" officeooo:rsid="003dd48c" style:font-name-asian="Open Sans1" style:font-weight-asian="normal" style:font-name-complex="Open Sans1" style:font-weight-complex="normal"/>
    </style:style>
    <style:style style:name="T19" style:family="text">
      <style:text-properties officeooo:rsid="003c061b"/>
    </style:style>
    <style:style style:name="T20" style:family="text">
      <style:text-properties officeooo:rsid="004244aa"/>
    </style:style>
    <style:style style:name="T21" style:family="text">
      <style:text-properties officeooo:rsid="0043b20a"/>
    </style:style>
    <style:style style:name="T22" style:family="text">
      <style:text-properties fo:font-weight="normal" officeooo:rsid="0043b20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onc Blanc</text:p>
      <text:p text:style-name="P1">Time limit: 1 sec</text:p>
      <text:p text:style-name="P4"><text:tab/><text:span text:style-name="T19">After finishing the algorithm design class, you and your friend plan to use your summer holiday to take a trip to the Alps. You wish to scale the highest peak, Mont Blanc. To scale Mont Blanc, you will start at the base of Monc Blanc and ascending upward the mountain. Scaling the peak of Mont Blanc may takes several days and it is very dangerous to ascend at night. At the end of the day, you have to set up a camp and stay the night at the camp. Not every place in Mont Blanc is suitable for camping. Luckily, earlier mountain climbers have made a list of </text:span><text:span text:style-name="T15">N</text:span><text:span text:style-name="T19"> possible camping sites. The camping sites are described by their height from the base of the mountain. For simplicity, assume that the height of Monc Blanc is the height of the highest camping site, i.e., the peak always is the possible camping site.</text:span></text:p>
      <text:p text:style-name="P4"><text:tab/><text:span text:style-name="T19">Your plan is very simple. You and your friend decide that, for each day, you will ascend at most </text:span><text:span text:style-name="T15">K</text:span><text:span text:style-name="T19"> unit of heights. However, it might not be possible to ascend exactly </text:span><text:span text:style-name="T15">K</text:span><text:span text:style-name="T19"> unit because at the end of the day, you might end up at the height that is not suitable for camping. In that case, you have to stay at the highest camping site that you have reached and start ascending on the next day from that camping site.</text:span></text:p>
      <text:p text:style-name="P5"><text:span text:style-name="T19"><text:tab/>The problem is you don't know which value of </text:span><text:span text:style-name="T15">K</text:span><text:span text:style-name="T19"> is suitable. Of course you can choose very large value of </text:span><text:span text:style-name="T15">K</text:span><text:span text:style-name="T19"> such that you can scale Mont Blanc in one day, however that won't be much fun, you will spend most time climbing without having a chance to appreciate the beauty of the Alp. Since your trip to the Alp lasts </text:span><text:span text:style-name="T15">D</text:span><text:span text:style-name="T19"> days, you wish to choose smallest value of </text:span><text:span text:style-name="T15">K</text:span><text:span text:style-name="T19"> such that the entire climbing takes as many days as possible but not exceeding </text:span><text:span text:style-name="T15">D</text:span><text:span text:style-name="T19"> days.</text:span></text:p>
      <text:p text:style-name="P5"><text:span text:style-name="T19"><text:tab/>Your task is to write a program to calculate such value of </text:span><text:span text:style-name="T15">K.</text:span><text:span text:style-name="T19"> <text:s/></text:span></text:p>
      <text:h text:style-name="P14" text:outline-level="1">Input</text:h>
      <text:list xml:id="list3851304265632329039" text:style-name="L1">
        <text:list-item>
          <text:p text:style-name="P10"><text:span text:style-name="T1">The first line of input </text:span><text:span text:style-name="T5">contains two integers </text:span><text:span text:style-name="T2">N </text:span><text:span text:style-name="T7">(1 </text:span><text:span text:style-name="T17">≤ N ≤ 100,</text:span><text:span text:style-name="T18">000</text:span><text:span text:style-name="T17">) </text:span><text:span text:style-name="T7">and</text:span><text:span text:style-name="T3"> </text:span><text:span text:style-name="T4">D</text:span><text:span text:style-name="T3"> </text:span><text:span text:style-name="T7">(1 &lt; M &lt; 100,000)</text:span></text:p>
        </text:list-item>
        <text:list-item>
          <text:p text:style-name="P11"><text:span text:style-name="T7">T</text:span><text:span text:style-name="T6">he next line contains </text:span><text:span text:style-name="T4">N</text:span><text:span text:style-name="T6"> </text:span><text:span text:style-name="T11">distinct </text:span><text:span text:style-name="T6">integers that indicates the </text:span><text:span text:style-name="T8">height from the base of each camping site. </text:span><text:span text:style-name="T9">These number are sorted ascending. Notice that we define the peak of Mont Blanc as the highest camping site.</text:span><text:span text:style-name="T8"> </text:span><text:span text:style-name="T9">So, the last value in this line is the height of Mont Blanc. </text:span><text:span text:style-name="T10">The height of Mont Blanc does not exceed 1,000,000,000 unit.</text:span></text:p>
        </text:list-item>
      </text:list>
      <text:h text:style-name="P15" text:outline-level="1">Output</text:h>
      <text:p text:style-name="P2"><text:tab/><text:span text:style-name="T14">The output must has exactly one line containing the value </text:span><text:span text:style-name="T16">K </text:span><text:span text:style-name="T22">and the number of days you spend climbing the mountain.</text:span></text:p>
      <text:h text:style-name="P14" text:outline-level="1"><text:soft-page-break/>Example </text:h>
      <table:table table:name="Table1" table:style-name="Table1">
        <table:table-column table:style-name="Table1.A" table:number-columns-repeated="2"/>
        <table:table-row table:style-name="Table1.1">
          <table:table-cell table:style-name="Table1.A1" office:value-type="string">
            <text:p text:style-name="P3">Input</text:p>
          </table:table-cell>
          <table:table-cell table:style-name="Table1.A1" office:value-type="string">
            <text:p text:style-name="P3">Output</text:p>
          </table:table-cell>
        </table:table-row>
        <table:table-row table:style-name="Table1.1">
          <table:table-cell table:style-name="Table1.A1" office:value-type="string">
            <text:p text:style-name="P9">9 3</text:p>
            <text:p text:style-name="P9">10 30 50 70 90 110 120 170 180</text:p>
          </table:table-cell>
          <table:table-cell table:style-name="Table1.A1" office:value-type="string">
            <text:p text:style-name="P7"><text:span text:style-name="T21">7</text:span>0 <text:span text:style-name="T21">3</text:span></text:p>
          </table:table-cell>
        </table:table-row>
        <table:table-row table:style-name="Table1.1">
          <table:table-cell table:style-name="Table1.A3" office:value-type="string">
            <text:p text:style-name="P8"><text:span text:style-name="T20">6</text:span> 4</text:p>
            <text:p text:style-name="P6"><text:span text:style-name="T20">30 60 90 120 150 180</text:span></text:p>
          </table:table-cell>
          <table:table-cell table:style-name="Table1.A3" office:value-type="string">
            <text:p text:style-name="P9">60 3</text:p>
          </table:table-cell>
        </table:table-row>
      </table:table>
      <text:h text:style-name="P16" text:outline-level="2">Note:</text:h>
      <text:p text:style-name="P12"><text:span text:style-name="T12"><text:tab/>For the first example, </text:span><text:span text:style-name="T13">when K = 40, we stop for the first day at height 70. On the next day we stop at 120 and the last day at 180. If we choose k = 69, we would have to camp at 50, 110, 170 and 180, taking 4 days which is more than the time that we have.</text:span></text:p>
      <text:p text:style-name="P12"><text:span text:style-name="T12"><text:tab/></text:span><text:span text:style-name="T13">For the second example, </text:span><text:span text:style-name="T12">when K = </text:span><text:span text:style-name="T13">6</text:span><text:span text:style-name="T12">0, we stop for the first day at height 60. On the next day we stop at 80 and the last day we reach the peak at 120. However, if we choose K = 59, we can climb only one camping site per day. That would take 6 days which is more than the time we have (4 days). </text:span><text:span text:style-name="T13">Hence, we have to use K = 60 because it is the minimal value of K that allows us to climb the mountain in not more than 4 da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1"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0-28T00:04:37.017213673</dc:date>
    <meta:editing-duration>PT3H24M34S</meta:editing-duration>
    <meta:editing-cycles>36</meta:editing-cycles>
    <meta:print-date>2014-09-09T23:50:22.741847462</meta:print-date>
    <meta:document-statistic meta:table-count="1" meta:image-count="0" meta:object-count="0" meta:page-count="2" meta:paragraph-count="23" meta:word-count="628" meta:character-count="3081" meta:non-whitespace-character-count="2468"/>
  </office:meta>
</office:document-meta>
</file>